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6.5in"/>
    </style:style>
    <style:style style:name="Table3" style:family="table">
      <style:table-properties style:width="6.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7in"/>
    </style:style>
    <style:style style:name="Table40" style:family="table">
      <style:table-properties style:width="7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<text:bookmark-start text:name="_Hlk200311696"/>Modelo de carta</text:p>
      <text:p text:style-name="P2">Pedido de alteração/retificação de dados pessoais ao abrigo do RGPD</text:p>
      <text:p text:style-name="Normal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Instruções de utilização</text:span>:</text:p>
            <text:p text:style-name="P9">- Abrir a composição de uma<text:s/><text:span text:style-name="T10">nova mensagem</text:span><text:s/>de correio eletrónico na sua aplicação ou serviço de correio eletrónico (por exemplo<text:s/><text:span text:style-name="T11">GMail</text:span>) e deve<text:s/><text:span text:style-name="T12">copiar o assunto abaixo</text:span><text:s/>indicado tal e qual como está escrito na nova mensagem;</text:p>
            <text:p text:style-name="P13">-<text:s/><text:span text:style-name="T14">Copiar a “tabela”</text:span><text:s/>abaixo contendo o texto integral do pedido para uma nova mensagem de correio eletrónico;</text:p>
            <text:p text:style-name="P15">- Editar o corpo da mensagem de acordo com as suas necessidades específicas;</text:p>
            <text:p text:style-name="P16">- Anexar documento ou comprovativo de alteração dos dados, são elegíveis:</text:p>
            <text:p text:style-name="P17">- Digitalização a cores de boa qualidade do Cartão de Cidadão (qualidade &gt;=300<text:s/><text:span text:style-name="T18">PPI</text:span>);</text:p>
            <text:p text:style-name="P19">- Documento<text:s/>em formato<text:s/><text:span text:style-name="T20">PDF</text:span><text:s/>exportado da aplicação móvel<text:s/><text:span text:style-name="T21">gov.pt</text:span><text:s/>com a devida assinatura digital.</text:p>
            <text:p text:style-name="P22"/>
            <text:p text:style-name="P23">Instruções de preenchimento e edição:</text:p>
            <text:p text:style-name="P24">- Indicar apenas os<text:s/><text:span text:style-name="T25">dados a serem efetivamente alterados</text:span><text:s/>na secção de dados a alterar, removendo aqueles que não interessam;</text:p>
            <text:p text:style-name="P26">- Indicar os<text:s/><text:span text:style-name="T27">dados anteriores conhecidos</text:span><text:s/>e aplicáveis na secção de dados anteriores. Na eventualidade de não se lembrar de algum dado/elemento, da morada ou endereço de correio eletrónico deverá remover as linhas correspondentes para que o pedido seja o mais limpo possível;</text:p>
            <text:p text:style-name="P28">- Remover todos os<text:s/><text:span text:style-name="T29">campos inalterados</text:span><text:s/>ou não aplicáveis;</text:p>
            <text:p text:style-name="P30">- Garantir a substituição de todos os<text:s/><text:span text:style-name="T31">campos delimitados por parênteses retos</text:span><text:span text:style-name="T32"><text:s/>ou o preenchimento de outros em vazio</text:span>;</text:p>
            <text:p text:style-name="P33">-<text:s/><text:span text:style-name="T34">Assinar a mensagem</text:span><text:s/>de correio eletrónico com o seu nome completo substituindo o texto em parênteses retos.</text:p>
          </table:table-cell>
        </table:table-row>
        <table:table-row table:style-name="TableRow35">
          <table:table-cell table:style-name="TableCell36">
            <text:p text:style-name="P37"/>
          </table:table-cell>
        </table:table-row>
      </table:table>
      <text:p text:style-name="Normal"/>
      <text:p text:style-name="Normal"><text:span text:style-name="T38">Destinatário</text:span>:<text:s/>[A DEFINIR]</text:p>
      <text:p text:style-name="Normal"/>
      <text:p text:style-name="Normal"><text:span text:style-name="T39">Assunto</text:span>:<text:s/>Pedido de alteração/retificação de dados pessoais ao abrigo do RGPD</text:p>
      <text:p text:style-name="Normal"/>
      <text:p text:style-name="Normal">---</text:p>
      <text:p text:style-name="Normal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Exmo(a). Sr(a). Responsável pelo tratamento de dados,</text:p>
            <text:p text:style-name="P49"/>
            <text:p text:style-name="P50"/>
            <text:p text:style-name="P51">Venho por este meio, na qualidade de titular de dados pessoais, requerer a alteração/retificação dos meus dados pessoais ao abrigo do artigo 16.º (décimo sexto) do Regulamento Geral de Proteção de Dados (RGPD), diploma europeu<text:s/>UE<text:s/>2016/679, que garante o direito à retificação de dados imprecisos ou incompletos.</text:p>
            <text:p text:style-name="P52"/>
            <text:soft-page-break/>
            <text:p text:style-name="P53">Dados a alterar</text:p>
            <text:p text:style-name="P54"/>
            <text:p text:style-name="P55">Nome(s) próprio(s), apelido(s), sexo, morada e contacto(s)</text:p>
            <text:p text:style-name="P56"/>
            <text:p text:style-name="P57">--</text:p>
            <text:p text:style-name="P58"/>
            <text:p text:style-name="P59"><text:span text:style-name="T60">Dados atualmente registados</text:span></text:p>
            <text:p text:style-name="P61"/>
            <text:p text:style-name="P62">Identificação</text:p>
            <text:p text:style-name="P63">Nome(s) próprio(s):</text:p>
            <text:p text:style-name="P64">Apelido(s):</text:p>
            <text:p text:style-name="P65">Tipo de documento: Cartão de Cidadão</text:p>
            <text:p text:style-name="P66">Número do Documento de Identificação:</text:p>
            <text:p text:style-name="P67">Número de Identificação Fiscal<text:s/>(NIF):</text:p>
            <text:p text:style-name="P68">Sexo:</text:p>
            <text:p text:style-name="P69"/>
            <text:p text:style-name="P70">Morada</text:p>
            <text:p text:style-name="P71">Código Postal:</text:p>
            <text:p text:style-name="P72">Localidade Postal:</text:p>
            <text:p text:style-name="P73">Localidade:</text:p>
            <text:p text:style-name="P74">Tipo de via e nome da via:</text:p>
            <text:p text:style-name="P75">Número de porta:</text:p>
            <text:p text:style-name="P76">Andar:</text:p>
            <text:p text:style-name="P77">Lado:</text:p>
            <text:p text:style-name="P78"/>
            <text:p text:style-name="P79">Contactos</text:p>
            <text:p text:style-name="P80">Contacto telefónico:</text:p>
            <text:p text:style-name="P81">Endereço de correio eletrónico:</text:p>
            <text:p text:style-name="P82"/>
            <text:p text:style-name="P83">--</text:p>
            <text:p text:style-name="P84"/>
            <text:p text:style-name="P85">Novos dados</text:p>
            <text:p text:style-name="P86"/>
            <text:p text:style-name="P87">Identificação</text:p>
            <text:p text:style-name="P88">Nome(s) próprio(s):</text:p>
            <text:p text:style-name="P89">Apelido(s):</text:p>
            <text:p text:style-name="P90">Sexo:</text:p>
            <text:p text:style-name="P91"/>
            <text:p text:style-name="P92">Morada</text:p>
            <text:p text:style-name="P93">Código Postal:</text:p>
            <text:p text:style-name="P94">Localidade Postal:</text:p>
            <text:p text:style-name="P95">Localidade:</text:p>
            <text:p text:style-name="P96">Tipo de via e nome da via:</text:p>
            <text:p text:style-name="P97">Número de porta:</text:p>
            <text:p text:style-name="P98">Andar:</text:p>
            <text:p text:style-name="P99">Lado:</text:p>
            <text:p text:style-name="P100"/>
            <text:p text:style-name="P101">Contactos</text:p>
            <text:p text:style-name="P102">Contacto telefónico:</text:p>
            <text:p text:style-name="P103">Endereço de correio eletrónico:</text:p>
            <text:p text:style-name="P104"/>
            <text:p text:style-name="P105">--</text:p>
            <text:p text:style-name="P106"/>
            <text:soft-page-break/>
            <text:p text:style-name="P107">Anexo a esta comunicação, encontram-se os documentos comprovativos das alterações solicitadas e para vossa verificação dos factos supracitados.</text:p>
            <text:p text:style-name="P108"/>
            <text:p text:style-name="P109"/>
            <text:p text:style-name="P110">A retificação dos dados obriga à resposta ao pedido num prazo máximo de um mês de acordo com o número 3 (três) do artigo 12.º (décimo segundo) do RGPD sendo este prazo prorrogável até 2 (dois) meses adicionais mediante justificação e comunicação ao titular de dados.</text:p>
            <text:p text:style-name="P111">As violações dos direitos dos titulares de dados são reguladas pelo RGPD e<text:s/>a<text:s/>Lei n.º 58/2019, de 8 de agosto de acordo com os números 4 (quatro) e 5 (cinco) do artigo 83.º (octogésimo terceiro) do RGPD e dos artigos 45.º (quadragésimo quinto) e 46.º (quadragésimo sexto) da Lei n.º 58/2019, de 8 de agosto.</text:p>
            <text:p text:style-name="P112"/>
            <text:p text:style-name="P113">Solicito que a alteração seja efetuada no menor prazo possível e que seja confirmada por escrito a sua concretização.</text:p>
            <text:p text:style-name="P114"/>
            <text:p text:style-name="P115">Agradeço desde já a atenção dispensada e aguardo uma resposta breve.</text:p>
            <text:p text:style-name="P116"/>
            <text:p text:style-name="P117"/>
            <text:p text:style-name="P118">Atenciosamente,</text:p>
            <text:p text:style-name="P119">[NOME-COMPLETO]</text:p>
            <text:p text:style-name="P120"/>
          </table:table-cell>
        </table:table-row>
      </table:table>
      <text:p text:style-name="Normal"><text:bookmark-end text:name="_Hlk20031169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62626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404040" fo:font-size="13pt" style:font-size-asian="13pt" style:font-size-complex="13pt" fo:hyphenate="false"/>
    </style:style>
    <style:style style:name="Normal" style:display-name="Normal" style:family="paragraph">
      <style:text-properties style:font-name="Verdana" fo:font-size="10pt" style:font-size-asian="10pt" fo:language="pt" fo:country="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color="#262626" fo:font-size="14pt" style:font-size-asian="14pt" style:font-size-complex="16pt" fo:language="pt" fo:country="PT"/>
    </style:style>
    <style:style style:name="Heading2Char" style:display-name="Heading 2 Char" style:family="text" style:parent-style-name="DefaultParagraphFont">
      <style:text-properties style:font-name="Verdana" style:font-name-asian="Times New Roman" style:font-name-complex="Times New Roman" fo:color="#404040" fo:font-size="13pt" style:font-size-asian="13pt" style:font-size-complex="13pt" fo:language="pt" fo:country="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color="#171717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Verdana" style:font-name-asian="Times New Roman" style:font-name-complex="Times New Roman" fo:color="#171717" fo:letter-spacing="-0.0069in" style:letter-kerning="true" fo:font-size="28pt" style:font-size-asian="28pt" style:font-size-complex="28pt" fo:language="pt" fo:country="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Verdana" style:font-name-asian="Times New Roman" fo:color="#5A5A5A" fo:letter-spacing="0.0104in" fo:font-size="10pt" style:font-size-asian="10pt" fo:language="pt" fo:country="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71717"/>
    </style:style>
    <style:style style:name="IntenseQuote" style:display-name="Intense Quote" style:family="paragraph" style:parent-style-name="Normal" style:next-style-name="Normal">
      <style:paragraph-properties fo:border-top="0.0069in solid #171717" fo:border-left="none" fo:border-bottom="0.0069in solid #17171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71717" fo:hyphenate="false"/>
    </style:style>
    <style:style style:name="IntenseQuoteChar" style:display-name="Intense Quote Char" style:family="text" style:parent-style-name="DefaultParagraphFont">
      <style:text-properties style:font-name="Verdana" fo:font-style="italic" style:font-style-asian="italic" style:font-style-complex="italic" fo:color="#171717" fo:font-size="10pt" style:font-size-asian="10pt" fo:language="pt" fo:country="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71717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s</meta:initial-creator>
    <dc:creator>Mars</dc:creator>
    <meta:creation-date>2025-06-30T23:44:00Z</meta:creation-date>
    <dc:date>2025-06-30T23:44:00Z</dc:date>
    <meta:template xlink:href="modelo-documento-base.dotx" xlink:type="simple"/>
    <meta:editing-cycles>2</meta:editing-cycles>
    <meta:editing-duration>PT0S</meta:editing-duration>
    <meta:document-statistic meta:page-count="3" meta:paragraph-count="7" meta:word-count="541" meta:character-count="3620" meta:row-count="25" meta:non-whitespace-character-count="3086"/>
  </office:meta>
</office:document-meta>
</file>